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51mm"/>
    </style:style>
    <style:style style:name="co3" style:family="table-column">
      <style:table-column-properties fo:break-before="auto" style:column-width="53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 style:vertical-align="top"/>
      <style:text-properties fo:font-weight="normal" style:font-weight-asian="normal" style:font-weight-complex="normal"/>
    </style:style>
    <style:style style:name="ce10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2" style:family="table-cell" style:parent-style-name="Default" style:data-style-name="N108">
      <style:table-cell-properties fo:border="none" style:vertical-align="top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15" style:family="table-cell" style:parent-style-name="Default" style:data-style-name="N108">
      <style:table-cell-properties fo:border-bottom="none" fo:border-left="none" fo:border-right="0.99pt ridge #000000" fo:border-top="none" style:vertical-align="top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4" office:value-type="string" calcext:value-type="string">
            <text:p>Value / Description</text:p>
          </table:table-cell>
          <table:table-cell table:style-name="ce4" office:value-type="string" calcext:value-type="string">
            <text:p>Order code</text:p>
          </table:table-cell>
          <table:table-cell table:style-name="ce4" office:value-type="string" calcext:value-type="string">
            <text:p>#</text:p>
          </table:table-cell>
          <table:table-cell table:style-name="ce10" office:value-type="string" calcext:value-type="string">
            <text:p>Prize</text:p>
          </table:table-cell>
          <table:table-cell table:style-name="ce13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L1, L2</text:p>
          </table:table-cell>
          <table:table-cell table:style-name="ce5" office:value-type="string" calcext:value-type="string">
            <text:p>red colon LED</text:p>
          </table:table-cell>
          <table:table-cell table:style-name="ce7" office:value-type="string" calcext:value-type="string">
            <text:p><text:span text:style-name="T1"><text:a xlink:href="https://www.reichelt.de/LEDs-5-mm/LED-5MM-2MA-RT/3/index.html?ACTION=3&amp;LA=446&amp;ARTICLE=21627&amp;GROUPID=3019&amp;artnr=LED+5MM+2MA+RT&amp;SEARCH=LED%2B5MM%2B2MA%2BRT&amp;trstct=pos_0" xlink:type="simple">https://www.reichelt.de/LEDs-5-mm/LED-5MM-2MA-RT/3/index.html?ACTION=3&amp;LA=446&amp;ARTICLE=21627&amp;GROUPID=3019&amp;artnr=LED+5MM+2MA+RT&amp;SEARCH=LED%2B5MM%2B2MA%2BRT&amp;trstct=pos_0</text:a>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.04" calcext:value-type="currency">
            <text:p>0,04 €</text:p>
          </table:table-cell>
          <table:table-cell table:style-name="ce14" table:formula="of:= [.D2] * [.E2]" office:value-type="currency" office:currency="EUR" office:value="0.04" calcext:value-type="currency">
            <text:p>0,04 €</text:p>
          </table:table-cell>
        </table:table-row>
        <table:table-row table:style-name="ro2">
          <table:table-cell table:style-name="ce3" office:value-type="string" calcext:value-type="string">
            <text:p>RN1A – RN4D</text:p>
          </table:table-cell>
          <table:table-cell table:style-name="ce6" office:value-type="string" calcext:value-type="string">
            <text:p>resistor network</text:p>
          </table:table-cell>
          <table:table-cell office:value-type="string" calcext:value-type="string">
            <text:p><text:a xlink:href="https://www.reichelt.de/4-Widerstaende-8-Pins/SIL-8-4-180/3/index.html?ACTION=3&amp;LA=446&amp;ARTICLE=17912&amp;GROUPID=4492&amp;artnr=SIL+8-4+180&amp;SEARCH=Widerstandsnetzwerk&amp;trstct=pos_0" xlink:type="simple">Link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currency" office:currency="EUR" office:value="0.1" calcext:value-type="currency">
            <text:p>0,10 €</text:p>
          </table:table-cell>
          <table:table-cell table:style-name="ce15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/>
          <table:table-cell office:value-type="string" calcext:value-type="string">
            <text:p>https://www.reichelt.de/SMD-1206-von-1-bis-910-kOhm/RND-1206-1-1-8K/3/index.html?ACTION=3&amp;LA=2&amp;ARTICLE=183382&amp;GROUPID=7974&amp;artnr=RND+1206+1+1%2C8K&amp;trstct=pol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Register</text:p>
          </table:table-cell>
          <table:table-cell/>
          <table:table-cell office:value-type="string" calcext:value-type="string">
            <text:p>https://www.reichelt.de/ICs-74HC-DIL/74HC-595/3/index.html?ACTION=3&amp;LA=446&amp;ARTICLE=3269&amp;GROUPID=2930&amp;artnr=74HC+595&amp;SEARCH=schieberegister&amp;trstct=pos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https://www.reichelt.de/SMD-1206-von-1-bis-910-kOhm/SMD-1-4W-10K/3/index.html?ACTION=3&amp;LA=446&amp;ARTICLE=18244&amp;GROUPID=7974&amp;artnr=SMD+1%2F4W+10K&amp;SEARCH=10k%2Bohm%2Bsmd&amp;trstct=pos_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 style:data-style-name="N2" text:time-value="21:47:41.4618232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2:33:12.238603549</meta:creation-date>
    <dc:date>2018-03-01T21:57:54.096043030</dc:date>
    <meta:editing-duration>PT22M19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